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974cm" fo:margin-right="0cm" fo:text-indent="-0.974cm" style:auto-text-indent="false">
        <style:tab-stops/>
      </style:paragraph-properties>
    </style:style>
    <style:style style:name="P2" style:family="paragraph" style:parent-style-name="Heading_20_1">
      <style:paragraph-properties fo:margin-left="0.974cm" fo:margin-right="0cm" fo:text-indent="-0.974cm" style:auto-text-indent="false">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color="#ff0000"/>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Ein Smartphone mit Android soll über eine externe Schnittstelle (momentan Bluetooth) seine Sensoren und andere nützliche Funktionen zur Verfügung stellen. Momentan geschieht dies in Hinblick auf einen Roboter und vor allem auf die Sensorik.</text:p>
      <text:p text:style-name="Text_20_body"/>
      <text:p text:style-name="Text_20_body">Die Schnittstelle zwischen Abfrager und Handy soll nicht fix sein. Allenfalls denkbar wäre auch WLAN, ein Gui und andere.</text:p>
      <text:p text:style-name="Text_20_body"/>
      <text:p text:style-name="Text_20_body">Die Verwendung soll einfach sein (spielerisch).</text:p>
      <text:p text:style-name="Text_20_body"/>
      <text:p text:style-name="Text_20_body">Das Display des Handys bietet sich an, um bei der Verwendung einzelner Sensoren die Ergebnisse anzuzeigen. Dies weil das auslesende Gerät allenfalls z.B. ein schlechteres Display hat. Dies könnte eine Art Debugging-Funktion (Logging) darstellen, die für jeden Sensor zu oder weg geschalten werden könnte. In eine Art-Timeline à la Facebook könnten Bilder und Text zu den einzelnen Sensoren ausgegeben werden.</text:p>
      <text:p text:style-name="Text_20_body">Die Frage stellt sich, inwieweit dabei der Touchsensor beeinflusst wird. Es könnte zwei Ansichten geben.</text:p>
      <text:p text:style-name="Text_20_body"/>
      <text:p text:style-name="Text_20_body">Durch die Touchfunktion (Display) könnten Knöpfe oder andere Elemente platziert werden. Dadurch könnte sich der Brick selber Fernsteuern lassen. Geni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text:p>
          </text:index-title>
          <text:p text:style-name="P24">1 Sensoren<text:tab/>3</text:p>
          <text:p text:style-name="P25">1.1 Direkte Sensoren<text:tab/>3</text:p>
          <text:p text:style-name="P26">1.1.1 Kamera<text:tab/>3</text:p>
          <text:p text:style-name="P26">1.1.2 Mikrophon<text:tab/>4</text:p>
          <text:p text:style-name="P26">1.1.3 Berührung auf Display<text:tab/>4</text:p>
          <text:p text:style-name="P26">1.1.4 Gyroscope<text:tab/>4</text:p>
          <text:p text:style-name="P26">1.1.5 Licht<text:tab/>5</text:p>
          <text:p text:style-name="P26">1.1.6 Orientierung<text:tab/>5</text:p>
          <text:p text:style-name="P26">1.1.7 Näherung<text:tab/>5</text:p>
          <text:p text:style-name="P26">1.1.8 Aussentemperatur<text:tab/>5</text:p>
          <text:p text:style-name="P26">1.1.9 Akkutemperatur<text:tab/>5</text:p>
          <text:p text:style-name="P26">1.1.10 Beschleunigung<text:tab/>5</text:p>
          <text:p text:style-name="P26">1.1.11 Gravitation<text:tab/>6</text:p>
          <text:p text:style-name="P26">1.1.12 Lineare Beschleunigung<text:tab/>6</text:p>
          <text:p text:style-name="P26">1.1.13 Magnetfeld<text:tab/>6</text:p>
          <text:p text:style-name="P26">1.1.14 Druck<text:tab/>6</text:p>
          <text:p text:style-name="P26">1.1.15 Relative Feuchte<text:tab/>6</text:p>
          <text:p text:style-name="P26">1.1.16 Rotation<text:tab/>6</text:p>
          <text:p text:style-name="P26">1.1.17 Zeit<text:tab/>6</text:p>
          <text:p text:style-name="P26">1.1.18 GPS<text:tab/>7</text:p>
          <text:p text:style-name="P26">1.1.19 FM-Empfänger<text:tab/>7</text:p>
          <text:p text:style-name="P25">1.2 Indirekte Sensoren<text:tab/>7</text:p>
          <text:p text:style-name="P26">1.2.1 Kompass<text:tab/>7</text:p>
          <text:p text:style-name="P26">1.2.2 Bildverarbeitung<text:tab/>7</text:p>
          <text:p text:style-name="P26">1.2.3 Audioverarbeitung<text:tab/>8</text:p>
          <text:p text:style-name="P26">1.2.4 Wetterveränderung<text:tab/>8</text:p>
          <text:p text:style-name="P26">1.2.5 Lokalisation<text:tab/>8</text:p>
          <text:p text:style-name="P26">1.2.6 Farbsensor<text:tab/>8</text:p>
          <text:p text:style-name="P26">1.2.7 IR-Detector<text:tab/>8</text:p>
          <text:p text:style-name="P26">1.2.8 RFID / NFC<text:tab/>9</text:p>
          <text:p text:style-name="P26">1.2.9 Metalldetektor<text:tab/>9</text:p>
          <text:p text:style-name="P24">2 Aktoren<text:tab/>9</text:p>
          <text:p text:style-name="P25">2.1 Lautsprecher / Kopfhörer<text:tab/>9</text:p>
          <text:p text:style-name="P25">2.2 Display<text:tab/>9</text:p>
          <text:p text:style-name="P25">2.3 Licht / Blitz<text:tab/>9</text:p>
          <text:p text:style-name="P25">2.4 Vibrator<text:tab/>10</text:p>
          <text:p text:style-name="P25">2.5 LED<text:tab/>10</text:p>
          <text:p text:style-name="P24">3 Weitere hilfreiche Funktionen<text:tab/>10</text:p>
          <text:p text:style-name="P25">3.1 Kommunikationsdienste<text:tab/>10</text:p>
          <text:p text:style-name="P25">3.2 WLAN<text:tab/>10</text:p>
          <text:p text:style-name="P25">3.3 GSM<text:tab/>10</text:p>
          <text:p text:style-name="P25">3.4 USB<text:tab/>10</text:p>
          <text:p text:style-name="P25">3.5 Bluetooth<text:tab/>10</text:p>
          <text:p text:style-name="P25">3.6 Speicher<text:tab/>11</text:p>
          <text:p text:style-name="P25">3.7 Internetverbindung<text:tab/>11</text:p>
          <text:p text:style-name="P25">3.8 Prozessorleistung<text:tab/>11</text:p>
          <text:p text:style-name="P25">3.9 Akku<text:tab/>11</text:p>
          <text:p text:style-name="P24">4 Verbindungsauf- <text:s/>und abbau über Bluetooth<text:tab/>11</text:p>
          <text:p text:style-name="P25">4.1 Erstmaliger Aufbau<text:tab/>11</text:p>
          <text:p text:style-name="P25">4.2 Jeder weitere Aufbau<text:tab/>12</text:p>
          <text:p text:style-name="P25">4.3 Trennen der Verbindung<text:tab/>12</text:p>
          <text:p text:style-name="P24"><text:soft-page-break/>5 Seltsame Nachrichten über Bluetooth<text:tab/>12</text:p>
          <text:p text:style-name="P25">5.1 Triggern bei leerer Mailbox<text:tab/>12</text:p>
          <text:p text:style-name="P25">5.2 Error Meldung<text:tab/>13</text:p>
          <text:p text:style-name="P25">5.3 Startup<text:tab/>13</text:p>
          <text:p text:style-name="P24">6 Schnelle Datenübermittlung<text:tab/>14</text:p>
          <text:p text:style-name="P24">7 Beispielprojekte<text:tab/>14</text:p>
          <text:p text:style-name="P25">7.1 Segway<text:tab/>14</text:p>
          <text:p text:style-name="P25">7.2 Bombe<text:tab/>15</text:p>
          <text:p text:style-name="P25">7.3 Ballfinder<text:tab/>15</text:p>
          <text:p text:style-name="P24">8 V0<text:tab/>17</text:p>
          <text:p text:style-name="P24">9 Nachfrage<text:tab/>18</text:p>
        </text:index-body>
      </text:table-of-content>
      <text:h text:style-name="P2" text:outline-level="1">Sensoren</text:h>
      <text:p text:style-name="P1">Das Telegramm sieht für Befehle an die App folgendermassen aus:</text:p>
      <text:p text:style-name="P1">Comand:<text:tab/>1 <text:tab/>Byte</text:p>
      <text:p text:style-name="P1">Data:<text:tab/><text:tab/>0..n <text:tab/>Bytes</text:p>
      <text:p text:style-name="P1">Answer ID<text:tab/>1<text:tab/>Byte<text:tab/>(auf NXT die Mailbox)</text:p>
      <text:h text:style-name="Heading_20_2" text:outline-level="2">Direkte Sensoren</text:h>
      <text:p text:style-name="Text_20_body">Sensoren für die es eine direkte Hardware gibt oder die zumindest direkt ansprechbar sind.</text:p>
      <text:h text:style-name="Heading_20_3" text:outline-level="3">Kamera</text:h>
      <text:p text:style-name="Text_20_body">Meistens hat es mehrere</text:p>
      <text:p text:style-name="Text_20_body">Grundsätzlich werden mit der Kamera einzelne Bilder aufgenommen und dann bearbeitet und ausgewertet.</text:p>
      <text:p text:style-name="Text_20_body">Ein konzeptioneller Ansatz, wäre es ein Bild zunächst aufzunehmen und in der App zwischenzuspeichern. Weitere Befehle könnten das Bild dann bearbeiten lassen und dann auf den NXT Bild oder Resultat transferieren.</text:p>
      <text:p text:style-name="Text_20_body"/>
      <text:p text:style-name="Text_20_body">Command: <text:tab/>TAKE_PICTURE</text:p>
      <text:p text:style-name="Text_20_body">Data: <text:tab/><text:tab/>CAMERA (1 Byte, für z.B. Die Auswahl der Kamera vorne oder hinten)</text:p>
      <text:p text:style-name="Text_20_body"/>
      <text:p text:style-name="Text_20_body">Es muss die Möglichkeit bestehen, das geschossene Bild auf dem Smartphone anzuzeigen. Auch bearbeitet Anzuzeigen wäre toll. Vielleicht sogar mehrere auf einmal. Es könnte die Möglichkeit bestehen mehrere Bilder auf dem Bildschirm anzuzeigen.</text:p>
      <text:p text:style-name="Text_20_body"/>
      <text:p text:style-name="Text_20_body">Command:<text:tab/>SHOW_PICTURE<text:tab/>(zeigt das im Akku vorhandene Bild auf dem Bildschirm an)</text:p>
      <text:p text:style-name="Text_20_body">Data:<text:tab/><text:tab/>SLOT_NR</text:p>
      <text:p text:style-name="Text_20_body"/>
      <text:p text:style-name="Text_20_body">Erläuterungen zur SLOT_NR: Es steht eine begrenzte Anzal Slots zur Verfügung. In diesen können die Bilder angezeigt werden. Wird eine SLOT_NR gewählt in der bereits ein Bild vorhanden ist, so wird dieses durch das neue ersetzt.</text:p>
      <text:p text:style-name="Text_20_body"><text:tab/><text:tab/></text:p>
      <text:h text:style-name="Heading_20_3" text:outline-level="3"><text:soft-page-break/>Mikrophon</text:h>
      <text:p text:style-name="Text_20_body">Mögliche Funktionen</text:p>
      <text:list xml:id="list7032429101158729464" text:style-name="L1">
        <text:list-item>
          <text:p text:style-name="P3">Lautstärke</text:p>
        </text:list-item>
        <text:list-item>
          <text:p text:style-name="P3">Frequenzspektrum mit Erkennung einzelner Peaks oder anderen Auswertungen</text:p>
        </text:list-item>
      </text:list>
      <text:p text:style-name="Text_20_body"/>
      <text:p text:style-name="Text_20_body">Auch hier macht es wohl Sinn zuerst etwas aufznehmen, zu speichern und dann zu verarbeiten.</text:p>
      <text:p text:style-name="Text_20_body"/>
      <text:p text:style-name="Text_20_body">Command:<text:tab/>RECORD_AUDIO</text:p>
      <text:p text:style-name="Text_20_body">Data:<text:tab/><text:tab/>RECORD_LENGTH_MS<text:tab/></text:p>
      <text:p text:style-name="Text_20_body"/>
      <text:h text:style-name="Heading_20_3" text:outline-level="3">Berührung auf Display</text:h>
      <text:p text:style-name="Text_20_body">Mögliche Funktionen</text:p>
      <text:list xml:id="list3719790661027649090" text:style-name="L2">
        <text:list-item>
          <text:p text:style-name="P4">Knöpfe, Slider o.ä.</text:p>
        </text:list-item>
        <text:list-item>
          <text:p text:style-name="P4">Erkennung von Fingergesten</text:p>
        </text:list-item>
        <text:list-item>
          <text:p text:style-name="P4">Shell zur Befehlseingabe</text:p>
        </text:list-item>
      </text:list>
      <text:p text:style-name="Text_20_body">Command:<text:tab/>PLACE_BUTTON</text:p>
      <text:p text:style-name="Text_20_body">Data:<text:tab/><text:tab/>TEXT</text:p>
      <text:p text:style-name="Text_20_body"/>
      <text:p text:style-name="Text_20_body">Wird der Knopf gedrückt, könnte ein Telegramm ausgelöst werden. Auf dem Brick würden dann die ankommenden Telegramme nicht eindeutig mit einer Anforderung verknüpft, sonder anhand des Inhaltes zugewiesen. Event-Driven.</text:p>
      <text:p text:style-name="Text_20_body"/>
      <text:h text:style-name="Heading_20_3" text:outline-level="3">Gyroscope</text:h>
      <text:p text:style-name="Text_20_body">Einheit rad/s um jede Achse.</text:p>
      <text:p text:style-name="Text_20_body">Command:<text:tab/>READ_GYROSCOPE</text:p>
      <text:p text:style-name="Text_20_body">Bisher wurden Lesegeschwindigkeiten von ca. 100ms bis 700ms erreicht. Um einen Segway zu regeln, braucht es wohl noch etwas mehr. Möglickeiten zur Geschwindigkeitserhöhung:</text:p>
      <text:p text:style-name="Text_20_body">Anderen Übertragungsweg =&gt; keinen gefunden</text:p>
      <text:p text:style-name="Text_20_body">Bluetooth Einstellungen =&gt; offenbar gibt es hier keinen Spielraum</text:p>
      <text:p text:style-name="Text_20_body">Server sendet Sensorwerte konstant =&gt; Problem der Synchronisation. Es wäre aber möglich dass ein Task auf dem Brick die eine variable fortlaufend updated. Somit hätte man immer den aktuellsten Wert. Geschwindigkeit? Doppelt so schnell wäre immer noch zu langsam.</text:p>
      <text:p text:style-name="Text_20_body">Weitere Probleme sind vorstellbar, wenn der Server schneller schickt als der Client entgegen nehmen kann. Dann staut sich das ganze womöglich irgendwo auf.</text:p>
      <text:p text:style-name="Text_20_body">Offenbar braucht der Brick ca. 500ms um eine Nachricht aus der Queue der Mailbox zu entfernen. Dies konnte bisher nicht überbrückt werden. Wird nach dem lesen der Nachricht etwas gewartet damit die Mailbox Zeit hat sich wieder bereit zu machen, so dauert das lesen des Sensors nur noch <text:soft-page-break/>100-200ms.</text:p>
      <text:p text:style-name="Text_20_body"/>
      <text:h text:style-name="Heading_20_3" text:outline-level="3">Licht</text:h>
      <text:p text:style-name="Text_20_body">Allenfalls im Zusammenspiel mit Kamera</text:p>
      <text:p text:style-name="Text_20_body"/>
      <text:p text:style-name="Text_20_body">Command:<text:tab/>READ_LUX</text:p>
      <text:p text:style-name="Text_20_body"/>
      <text:h text:style-name="Heading_20_3" text:outline-level="3">Orientierung</text:h>
      <text:p text:style-name="Text_20_body">SensorManager.getOrientation()</text:p>
      <text:p text:style-name="Text_20_body"/>
      <text:p text:style-name="Text_20_body">Command:<text:tab/>READ_ORIENTATION</text:p>
      <text:p text:style-name="Text_20_body"/>
      <text:h text:style-name="Heading_20_3" text:outline-level="3">Näherung</text:h>
      <text:p text:style-name="Text_20_body">Command:<text:tab/>READ_PROXIMITY</text:p>
      <text:p text:style-name="Text_20_body"/>
      <text:h text:style-name="Heading_20_3" text:outline-level="3">Aussentemperatur</text:h>
      <text:p text:style-name="Text_20_body">Nur von wenigen Handys unterstützt</text:p>
      <text:p text:style-name="Text_20_body">Evtl. Übers Internet? =&gt; Das wäre sinnlos oder es müsste eindeutig als übers internet angegeben werden.</text:p>
      <text:p text:style-name="Text_20_body"/>
      <text:p text:style-name="Text_20_body">Command:<text:tab/>READ_AMBIENT_TEMPERATUR</text:p>
      <text:p text:style-name="Text_20_body"/>
      <text:h text:style-name="Heading_20_3" text:outline-level="3">Akkutemperatur</text:h>
      <text:p text:style-name="Text_20_body">=&gt; nutzen?</text:p>
      <text:p text:style-name="Text_20_body"/>
      <text:p text:style-name="Text_20_body">Command:<text:tab/>READ_BATTERY_TEMPERATUR</text:p>
      <text:p text:style-name="Text_20_body"/>
      <text:h text:style-name="Heading_20_3" text:outline-level="3">Beschleunigung</text:h>
      <text:p text:style-name="Text_20_body">Beschleunigung = Lineare Beschleunigung + Gravitation</text:p>
      <text:p text:style-name="Text_20_body"/>
      <text:p text:style-name="Text_20_body">Command:<text:tab/>READ_ACCELERATION</text:p>
      <text:p text:style-name="Text_20_body"/>
      <text:h text:style-name="Heading_20_3" text:outline-level="3"><text:soft-page-break/>Gravitation</text:h>
      <text:p text:style-name="Text_20_body">Command:<text:tab/>READ_GRAVITY</text:p>
      <text:p text:style-name="Text_20_body"/>
      <text:h text:style-name="Heading_20_3" text:outline-level="3">Lineare Beschleunigung</text:h>
      <text:p text:style-name="Text_20_body">Command:<text:tab/>READ_LINEAR_ACCELERATION</text:p>
      <text:p text:style-name="Text_20_body"/>
      <text:h text:style-name="Heading_20_3" text:outline-level="3">Magnetfeld</text:h>
      <text:p text:style-name="Text_20_body">Nutzen?</text:p>
      <text:p text:style-name="Text_20_body"/>
      <text:p text:style-name="Text_20_body">Command:<text:tab/>READ_MAGNETIC_FIELD</text:p>
      <text:p text:style-name="Text_20_body"/>
      <text:h text:style-name="Heading_20_3" text:outline-level="3">Druck</text:h>
      <text:p text:style-name="Text_20_body">Welche Handys unterstützen diesen Sensor?</text:p>
      <text:p text:style-name="Text_20_body"/>
      <text:p text:style-name="Text_20_body">Command:<text:tab/>READ_PRESSURE</text:p>
      <text:p text:style-name="Text_20_body">Data:<text:tab/><text:tab/>hPa oder mbar =&gt; oder vielleicht besser die physikalische Standard einheit.</text:p>
      <text:p text:style-name="Text_20_body"/>
      <text:h text:style-name="Heading_20_3" text:outline-level="3">Relative Feuchte</text:h>
      <text:p text:style-name="Text_20_body">Welche Handys unterstützen diesen Sensor?</text:p>
      <text:p text:style-name="Text_20_body"/>
      <text:p text:style-name="Text_20_body">Command:<text:tab/>READ_RELATIVE_HUMIDITY</text:p>
      <text:p text:style-name="Text_20_body"/>
      <text:h text:style-name="Heading_20_3" text:outline-level="3">Rotation</text:h>
      <text:p text:style-name="Text_20_body">public static final int TYPE_ROTATION_VECTOR </text:p>
      <text:p text:style-name="Text_20_body">ohne Einheit</text:p>
      <text:p text:style-name="Text_20_body">Noch nicht ganz verstanden, klingt aber interessant.</text:p>
      <text:p text:style-name="Text_20_body"/>
      <text:p text:style-name="Text_20_body">Comand:<text:tab/>READ_ROTATION_VECTOR</text:p>
      <text:p text:style-name="Text_20_body"/>
      <text:h text:style-name="Heading_20_3" text:outline-level="3">Zeit</text:h>
      <text:p text:style-name="Text_20_body">Zurückgegeben werden könnte ein byte Array mit folgendem Aufbau:</text:p>
      <text:p text:style-name="Text_20_body">Millisekunden<text:tab/><text:tab/>String<text:tab/>0..999</text:p>
      <text:p text:style-name="Text_20_body"><text:soft-page-break/>Sekunden<text:tab/><text:tab/>byte<text:tab/>0..59</text:p>
      <text:p text:style-name="Text_20_body">Minuten<text:tab/><text:tab/>byte<text:tab/>0..59</text:p>
      <text:p text:style-name="Text_20_body">Stunden<text:tab/><text:tab/>byte<text:tab/>0..23</text:p>
      <text:p text:style-name="Text_20_body">Monatstag<text:tab/><text:tab/>byte<text:tab/>1..31</text:p>
      <text:p text:style-name="Text_20_body">Monat<text:tab/><text:tab/><text:tab/>byte<text:tab/>0..11<text:tab/><text:tab/>Achtung: Januar = 0 ... Dezember = 11</text:p>
      <text:p text:style-name="Text_20_body">Jahr<text:tab/><text:tab/><text:tab/>String<text:tab/>-∞ ..+∞ </text:p>
      <text:p text:style-name="Text_20_body"/>
      <text:p text:style-name="Text_20_body">Command:<text:tab/>READ_TIME</text:p>
      <text:p text:style-name="Text_20_body"/>
      <text:h text:style-name="Heading_20_3" text:outline-level="3">GPS</text:h>
      <text:p text:style-name="Text_20_body">Offenbar können nebst Daten wie den Koordinaten und Höhe auch die Geschwindigkeit bestimmt werden. Timestamp ist auch vorhanden.</text:p>
      <text:p text:style-name="Text_20_body">Command:<text:tab/>READ_GPS</text:p>
      <text:p text:style-name="Text_20_body"/>
      <text:h text:style-name="Heading_20_3" text:outline-level="3">FM-Empfänger</text:h>
      <text:p text:style-name="Text_20_body">nur HTC? Scheinbar gibt es kein offizielles API und nur einzelne Geräte unterstützen dies. Im Moment wird die Implementation nicht weiter verfolgt.</text:p>
      <text:p text:style-name="Text_20_body"/>
      <text:h text:style-name="Heading_20_2" text:outline-level="2">Indirekte Sensoren</text:h>
      <text:p text:style-name="Text_20_body">Es werden nur Sensoren im Hinblick auf die Verwendung an einem Roboter verwendet. Nicht sinnvoll erscheinende werden vorerst weggelassen (z.B. Bleiwaage, ...).</text:p>
      <text:p text:style-name="Text_20_body"/>
      <text:h text:style-name="Heading_20_3" text:outline-level="3">Kompass</text:h>
      <text:p text:style-name="Text_20_body">Verwendet unter anderem Magnetsensor</text:p>
      <text:p text:style-name="Text_20_body">siehe Klasse: GeomagneticField</text:p>
      <text:p text:style-name="Text_20_body">Zurückgegeben werden könnte ein float in rad, der die Abweichung vom Nordpol darstellt in y-Richtung.</text:p>
      <text:p text:style-name="Text_20_body">Command:<text:tab/>READ_COMPASS</text:p>
      <text:p text:style-name="Text_20_body"/>
      <text:h text:style-name="Heading_20_3" text:outline-level="3">Bildverarbeitung</text:h>
      <text:p text:style-name="Text_20_body">Vorerst werden nur wenige und sinnvolle erläutert.</text:p>
      <text:p text:style-name="Text_20_body"/>
      <text:p text:style-name="Text_20_body">Command:<text:tab/>DITHER_PICTURE</text:p>
      <text:p text:style-name="Text_20_body"/>
      <text:p text:style-name="Text_20_body"><text:soft-page-break/>Command:<text:tab/>GET_PICTURE</text:p>
      <text:p text:style-name="Text_20_body">Data:<text:tab/><text:tab/>Auflösung (je 2 Byte = total 4 Byte)</text:p>
      <text:p text:style-name="Text_20_body"/>
      <text:h text:style-name="Heading_20_3" text:outline-level="3">Audioverarbeitung</text:h>
      <text:p text:style-name="Text_20_body">z.B. FFT</text:p>
      <text:p text:style-name="Text_20_body">Die Verarbeitung wird allenfalls an einem zuerst gespeicherten Audio Abschnitt durchgeführt.</text:p>
      <text:p text:style-name="Text_20_body"/>
      <text:p text:style-name="Text_20_body">Command:<text:tab/>FFT_AUDIO<text:tab/><text:tab/>(Das Resultat wird wiederum in der App gespeichert.)<text:tab/></text:p>
      <text:p text:style-name="Text_20_body"/>
      <text:p text:style-name="Text_20_body">Command:<text:tab/>READ_DECIBEL_AUDIO</text:p>
      <text:p text:style-name="Text_20_body"/>
      <text:h text:style-name="Heading_20_3" text:outline-level="3">Wetterveränderung</text:h>
      <text:p text:style-name="Text_20_body">z.B. Mittels Drucksensor, Feuchte, Temperatur</text:p>
      <text:p text:style-name="Text_20_body">Notwendige Sensoren sind zum Teil noch nich verbreitet und wie sinnvoll diese Anwendung wäre ist fraglich. Implementierung nicht klar.</text:p>
      <text:p text:style-name="Text_20_body"/>
      <text:h text:style-name="Heading_20_3" text:outline-level="3">Lokalisation</text:h>
      <text:p text:style-name="Text_20_body">z.B. Mittels GPS, WLAN und GSM oder auch FM-Empfänger</text:p>
      <text:p text:style-name="Text_20_body">Zusätzlich auch möglich mittels MAP</text:p>
      <text:p text:style-name="Text_20_body">=&gt; Momentan nicht verfolgt</text:p>
      <text:p text:style-name="Text_20_body"/>
      <text:h text:style-name="Heading_20_3" text:outline-level="3">Farbsensor</text:h>
      <text:p text:style-name="Text_20_body">Mittelwert eines Kamerabildes in R,G und B (float? =&gt; eher sinnlos =&gt; byte).</text:p>
      <text:p text:style-name="Text_20_body"/>
      <text:p text:style-name="Text_20_body">Command:<text:tab/>MEAN_COLOR_OF_PICTURE</text:p>
      <text:p text:style-name="Text_20_body"/>
      <text:h text:style-name="Heading_20_3" text:outline-level="3">IR-Detector</text:h>
      <text:p text:style-name="Text_20_body">Zeitliche Auflösung wohl kaum realisierbar, da Sendefrequenz mehrere kHz beträgt? Eigener Empfänger oder Sender im Handy?</text:p>
      <text:p text:style-name="Text_20_body">Es könnte aber möglich sein IR einigermassen zu detektieren, da diese Strahlung in der Kamera in eine Farbe umgewandelt wird.</text:p>
      <text:p text:style-name="Text_20_body">=&gt; nicht weiter verfolgt</text:p>
      <text:p text:style-name="Text_20_body"/>
      <text:h text:style-name="Heading_20_3" text:outline-level="3"><text:soft-page-break/>RFID / NFC</text:h>
      <text:p text:style-name="Text_20_body">Unterstützung? =&gt; Momentan nicht verfolgt da Verwendung unklar.</text:p>
      <text:p text:style-name="Text_20_body"/>
      <text:h text:style-name="Heading_20_3" text:outline-level="3">Metalldetektor</text:h>
      <text:p text:style-name="Text_20_body">Der Magnetsensor kann als Metalldetektor für magnetische Materialien verwendet werden.</text:p>
      <text:p text:style-name="Text_20_body"/>
      <text:h text:style-name="Heading_20_1" text:outline-level="1">Aktoren</text:h>
      <text:h text:style-name="Heading_20_2" text:outline-level="2">Lautsprecher / Kopfhörer</text:h>
      <text:p text:style-name="Text_20_body">Einige Töne könnten in der APP schon mal vorhanden sein.</text:p>
      <text:p text:style-name="Text_20_body">Werden Tunes in der App gespeichert, so sollen diese auch nach dem deinstallieren noch vorhanden sein. Format?</text:p>
      <text:p text:style-name="Text_20_body"/>
      <text:p text:style-name="Text_20_body">Comand:<text:tab/>PLAY_AUDIO</text:p>
      <text:p text:style-name="Text_20_body">Data:<text:tab/><text:tab/>NAME (String) in der App gespeichertes File</text:p>
      <text:p text:style-name="Text_20_body"><text:tab/><text:tab/>Wählen ob auf Lautsprecher oder Kopfhörer ausgegeben werden soll (möglich?).</text:p>
      <text:p text:style-name="Text_20_body"/>
      <text:p text:style-name="Text_20_body">Oder man könnte mit dem Befehl "RECORD_AUDIO" etwas aufnehmen und dann speichern.</text:p>
      <text:p text:style-name="Text_20_body">Evtl. auch von der App aus aufnehmen und speichern.</text:p>
      <text:p text:style-name="Text_20_body">Comand:<text:tab/>SAVE_AUDIO</text:p>
      <text:p text:style-name="Text_20_body">Data:<text:tab/><text:tab/>NAME (String)</text:p>
      <text:p text:style-name="Text_20_body"/>
      <text:h text:style-name="Heading_20_2" text:outline-level="2">Display</text:h>
      <text:p text:style-name="Text_20_body">z.B. Statusanzeige, gefahrener Weg, Akkustand...</text:p>
      <text:p text:style-name="Text_20_body">Wird verfolgt je nach Bedarf</text:p>
      <text:p text:style-name="Text_20_body"/>
      <text:h text:style-name="Heading_20_2" text:outline-level="2">Licht / Blitz</text:h>
      <text:p text:style-name="Text_20_body">Command:<text:tab/>TURN_ON_LIGHT</text:p>
      <text:p text:style-name="Text_20_body"/>
      <text:p text:style-name="Text_20_body">Command:<text:tab/>TURN_OFF_LIGHT </text:p>
      <text:p text:style-name="Text_20_body"/>
      <text:p text:style-name="Text_20_body">Command:<text:tab/>FLASH_LIGHT</text:p>
      <text:p text:style-name="Text_20_body">Data:<text:tab/><text:tab/>Wie lange soll es blitzen in Millisekunden (String)</text:p>
      <text:p text:style-name="Text_20_body"><text:tab/><text:tab/>onTime in millis (String)</text:p>
      <text:p text:style-name="Text_20_body"><text:soft-page-break/><text:tab/><text:tab/>offTime in millis (String)</text:p>
      <text:p text:style-name="Text_20_body"/>
      <text:h text:style-name="Heading_20_2" text:outline-level="2">Vibrator</text:h>
      <text:p text:style-name="Text_20_body">Command:<text:tab/>TURN_ON_VIBRATOR</text:p>
      <text:p text:style-name="Text_20_body"/>
      <text:p text:style-name="Text_20_body">Command:<text:tab/>TURN_OFF_VIBRATOR</text:p>
      <text:p text:style-name="Text_20_body"/>
      <text:p text:style-name="Text_20_body">Command:<text:tab/>IMPULSE_VIBRATOR</text:p>
      <text:p text:style-name="Text_20_body">Data:<text:tab/><text:tab/>Wie lange soll es vibrieren in Millisekunden (String)</text:p>
      <text:p text:style-name="Text_20_body"><text:tab/><text:tab/>onTime in millis (String)</text:p>
      <text:p text:style-name="Text_20_body"><text:tab/><text:tab/>offTime in millis (String)</text:p>
      <text:p text:style-name="Text_20_body"/>
      <text:h text:style-name="Heading_20_2" text:outline-level="2">LED</text:h>
      <text:p text:style-name="Text_20_body">Beim HTC hats vorne oben eine LED zur Statusanzeige.</text:p>
      <text:p text:style-name="Text_20_body">Realisierbar? Diese LED wird vom Handy bereits für wichtige Anzeigen verwendet.</text:p>
      <text:p text:style-name="Text_20_body">=&gt; im Moment nicht verfolgt.</text:p>
      <text:p text:style-name="Text_20_body"/>
      <text:h text:style-name="Heading_20_1" text:outline-level="1">Weitere hilfreiche Funktionen</text:h>
      <text:h text:style-name="Heading_20_2" text:outline-level="2">Kommunikationsdienste</text:h>
      <text:p text:style-name="Text_20_body">WattsApp u.s.w.</text:p>
      <text:p text:style-name="Text_20_body"/>
      <text:h text:style-name="Heading_20_2" text:outline-level="2">WLAN</text:h>
      <text:p text:style-name="Text_20_body">z.B. Signalstärke, Anzahl und Name der Netze</text:p>
      <text:p text:style-name="Text_20_body">Aber auch Verbindungsaufbau</text:p>
      <text:p text:style-name="Text_20_body"/>
      <text:h text:style-name="Heading_20_2" text:outline-level="2">GSM</text:h>
      <text:p text:style-name="Text_20_body"/>
      <text:h text:style-name="Heading_20_2" text:outline-level="2">USB</text:h>
      <text:p text:style-name="Text_20_body"/>
      <text:h text:style-name="Heading_20_2" text:outline-level="2">Bluetooth</text:h>
      <text:p text:style-name="Text_20_body">Wird bereits verwendet. Verwendung möglich?</text:p>
      <text:p text:style-name="Text_20_body"><text:soft-page-break/>Allenfalls auch ein- und ausschalten um Strom zu sparen.</text:p>
      <text:p text:style-name="Text_20_body"/>
      <text:h text:style-name="Heading_20_2" text:outline-level="2">Speicher</text:h>
      <text:p text:style-name="Text_20_body">z.B. für aufwändige Datenbanken (Sound, Gesichter, ...)</text:p>
      <text:p text:style-name="Text_20_body">Allenfalls auch RAM</text:p>
      <text:p text:style-name="Text_20_body"/>
      <text:h text:style-name="Heading_20_2" text:outline-level="2">Internetverbindung</text:h>
      <text:p text:style-name="Text_20_body"/>
      <text:h text:style-name="Heading_20_2" text:outline-level="2">Prozessorleistung</text:h>
      <text:p text:style-name="Text_20_body">Das Handy könnte rechenintensive Aufgaben übernehmen. Implementierung evtl. komplex.</text:p>
      <text:p text:style-name="Text_20_body"/>
      <text:h text:style-name="Heading_20_2" text:outline-level="2">Akku</text:h>
      <text:p text:style-name="Text_20_body">Vielleicht wäre es denkbar, wenn auf dem Roboter mehrere Akkubetriebene Geräte arbeiten, die Akkus quasi parallel zu schalten um die Laufzeit des Roboters zu optimieren. Evtl. wird dies nicht durch die App geregelt.</text:p>
      <text:p text:style-name="Text_20_body"/>
      <text:h text:style-name="Heading_20_1" text:outline-level="1">Verbindungsauf- <text:s/>und abbau über Bluetooth</text:h>
      <text:h text:style-name="Heading_20_2" text:outline-level="2">Erstmaliger Aufbau</text:h>
      <text:list xml:id="list969900052830157392" text:style-name="L3">
        <text:list-item>
          <text:p text:style-name="P5">Auf dem Smartphone</text:p>
          <text:list>
            <text:list-item>
              <text:p text:style-name="P5">Bluetooth einschalten</text:p>
            </text:list-item>
            <text:list-item>
              <text:p text:style-name="P5">Bluetooth sichtbar machen</text:p>
            </text:list-item>
          </text:list>
        </text:list-item>
      </text:list>
      <text:list xml:id="list8854350173563623633" text:style-name="L4">
        <text:list-item>
          <text:p text:style-name="P6">App starten</text:p>
          <text:list>
            <text:list-item>
              <text:p text:style-name="P6">Es ist wichtig, dass der Server (in der App) bereits läuft, sonst schlägt der Verbindungsaufbau fehl.</text:p>
            </text:list-item>
          </text:list>
        </text:list-item>
      </text:list>
      <text:list xml:id="list4993163950734266803" text:style-name="L5">
        <text:list-item>
          <text:p text:style-name="P7">Auf dem Brick</text:p>
          <text:list>
            <text:list-item>
              <text:p text:style-name="P7">Bluetooth Geräte suchen</text:p>
            </text:list-item>
            <text:list-item>
              <text:p text:style-name="P7">entsprechendes Gerät auswählen</text:p>
            </text:list-item>
            <text:list-item>
              <text:p text:style-name="P7">Verbinden auf Slot 1</text:p>
            </text:list-item>
            <text:list-item>
              <text:p text:style-name="P7">Passwort wählen =&gt; OK</text:p>
            </text:list-item>
            <text:list-item>
              <text:p text:style-name="P7">Auf Smartphone das gleiche eingeben</text:p>
            </text:list-item>
          </text:list>
        </text:list-item>
      </text:list>
      <text:p text:style-name="Text_20_body"/>
      <text:p text:style-name="Text_20_body">Nun kann das Programm auf dem Brick gestartet werden.</text:p>
      <text:p text:style-name="Text_20_body"><text:soft-page-break/></text:p>
      <text:h text:style-name="Heading_20_2" text:outline-level="2">Jeder weitere Aufbau</text:h>
      <text:list xml:id="list29647535" text:continue-list="list969900052830157392" text:style-name="L3">
        <text:list-item>
          <text:p text:style-name="P5">Auf dem Smartphone</text:p>
          <text:list>
            <text:list-item>
              <text:p text:style-name="P5">Bluetooth einschalten</text:p>
            </text:list-item>
          </text:list>
        </text:list-item>
      </text:list>
      <text:list xml:id="list2036440187319385978" text:style-name="L6">
        <text:list-item>
          <text:p text:style-name="P8">App starten</text:p>
          <text:list>
            <text:list-item>
              <text:p text:style-name="P8">Es ist wichtig, dass der Server (in der App) bereits läuft, sonst schlägt der Verbindungsaufbau fehl.</text:p>
            </text:list-item>
          </text:list>
        </text:list-item>
      </text:list>
      <text:list xml:id="list7219975321696987873" text:style-name="L7">
        <text:list-item>
          <text:p text:style-name="P9">Auf dem Brick</text:p>
          <text:list>
            <text:list-item>
              <text:p text:style-name="P9">Bluetooth =&gt; My contacts</text:p>
            </text:list-item>
            <text:list-item>
              <text:p text:style-name="P9">Handy anwählen</text:p>
            </text:list-item>
            <text:list-item>
              <text:p text:style-name="P9">auf Slot 1 verbinden</text:p>
            </text:list-item>
          </text:list>
        </text:list-item>
      </text:list>
      <text:p text:style-name="Text_20_body"/>
      <text:p text:style-name="Text_20_body">Nun kann das Programm auf dem Brick gestartet werden.</text:p>
      <text:p text:style-name="Text_20_body"/>
      <text:h text:style-name="Heading_20_2" text:outline-level="2">Trennen der Verbindung</text:h>
      <text:p text:style-name="Text_20_body">Zuerst das Programm auf dem Brick beenden. Ansonsten kann ein Neustart des Bricks notwendig sein.</text:p>
      <text:h text:style-name="Heading_20_1" text:outline-level="1">Seltsame Nachrichten über Bluetooth</text:h>
      <text:h text:style-name="Heading_20_2" text:outline-level="2">Triggern bei leerer Mailbox</text:h>
      <text:p text:style-name="Text_20_body">Versucht der Brick mit "ReceiveMessage(mailbox, true, buf)" aus einer Mailbox zu lesen, diese aber leer ist, so wird diese Nachricht raus geschickt. Sie entspricht also einer Nachfrage nach Daten.</text:p>
      <text:p text:style-name="Text_20_body">Bedeutung der einzelnen Bytes</text:p>
      <text:p text:style-name="Text_20_body">0x05<text:tab/>Länge der Nachricht LSB</text:p>
      <text:p text:style-name="Text_20_body">0x00<text:tab/>Länge der Nachricht MSB</text:p>
      <text:p text:style-name="Text_20_body">0x00<text:tab/>immer 0x00</text:p>
      <text:p text:style-name="Text_20_body">0x13<text:tab/>immer 0x13</text:p>
      <text:p text:style-name="Text_20_body">0x0B<text:tab/>remote mailbox (QueueID). local Mailbox + 10. Ausgehende Message Queue</text:p>
      <text:p text:style-name="Text_20_body">0x01<text:tab/>local mailbox (Mailbox auf NXT-Brick die, die Daten erwartet)</text:p>
      <text:p text:style-name="Text_20_body">0x01<text:tab/>immer 0x01</text:p>
      <text:p text:style-name="Text_20_body"><text:line-break/></text:p>
      <text:p text:style-name="Text_20_body">Für weitere Erklärungen siehe:</text:p>
      <text:p text:style-name="Text_20_body"/>
      <text:p text:style-name="Text_20_body">//Default packet to send for a remote MESSAGE_READ command.</text:p>
      <text:p text:style-name="Text_20_body"><text:soft-page-break/>//3rd byte must be replaced with remote mailbox (QueueID)</text:p>
      <text:p text:style-name="Text_20_body">//4th byte must be replaced with local mailbox</text:p>
      <text:p text:style-name="Text_20_body">static UBYTE RemoteMsgReadPacket[5] = {0x00, 0x13, 0xFF, 0xFF, 0x01};</text:p>
      <text:p text:style-name="Text_20_body"/>
      <text:p text:style-name="Text_20_body">C:\Users\erich\MyData\Data_archiv\Mindstorm\Development\NXT_Source_Code\originalLego\LEGO MINDSTORMS NXT Firmware Open Source – 129\AT91SAM7S256\Source\c_cmd.c</text:p>
      <text:p text:style-name="Text_20_body"/>
      <text:p text:style-name="Text_20_body">weiter auch:</text:p>
      <text:p text:style-name="Text_20_body">//There are 10 incoming and 10 outgoing message queues, each 5 messages deep</text:p>
      <text:p text:style-name="Text_20_body">//A "message" is defined as a null-terminated string under MAX_MESSAGE_SIZE</text:p>
      <text:p text:style-name="Text_20_body"/>
      <text:p text:style-name="Text_20_body">C:\Users\erich\MyData\Data_archiv\Mindstorm\Development\NXT_Source_Code\originalLego\LEGO MINDSTORMS NXT Firmware Open Source - 129\AT91SAM7S256\Source\c_cmd.h</text:p>
      <text:p text:style-name="Text_20_body"/>
      <text:h text:style-name="Heading_20_2" text:outline-level="2">Error Meldung</text:h>
      <text:p text:style-name="Text_20_body">Hex<text:tab/><text:tab/>Dez<text:tab/><text:tab/></text:p>
      <text:p text:style-name="Text_20_body">0x03<text:tab/><text:tab/>3<text:tab/><text:tab/>Länge LSB<text:line-break/>0x00<text:tab/><text:tab/>0<text:tab/><text:tab/>Länge MSB<text:line-break/>0x02<text:tab/><text:tab/>2<text:tab/><text:tab/>Reply Command<text:line-break/>0x00<text:tab/><text:tab/>0<text:tab/><text:tab/>Command<text:line-break/>0xC0<text:tab/><text:tab/>-64<text:tab/><text:tab/>Error: Data contains out-of-range values<text:line-break/></text:p>
      <text:p text:style-name="Text_20_body">Erklärung: Ich schicke im Moment noch 0x00 0x00 am Anfang des Antworttelegramms des Handys (jetzt nicht mehr). Dies bedeutet, es soll ein Programm gestartet werden. Daraus resultiert die Fehler Nachricht.</text:p>
      <text:p text:style-name="Text_20_body"/>
      <text:h text:style-name="Heading_20_2" text:outline-level="2">Startup</text:h>
      <text:p text:style-name="Text_20_body">Hex<text:tab/><text:tab/>Dez<text:tab/></text:p>
      <text:p text:style-name="Text_20_body">0x01<text:tab/><text:tab/>1<text:tab/>Länge LSB?</text:p>
      <text:p text:style-name="Text_20_body">0x00<text:tab/><text:tab/>0<text:tab/>Länge MSB?</text:p>
      <text:p text:style-name="Text_20_body">0x0A<text:tab/><text:tab/>10<text:tab/>???</text:p>
      <text:p text:style-name="Text_20_body"/>
      <text:p text:style-name="Text_20_body">Dieses Telegramm erscheint immer beim Startup vom NXT zum Handy. Die Bedeutung ist nicht bekannt.</text:p>
      <text:p text:style-name="Text_20_body"/>
      <text:p text:style-name="Text_20_body"/>
      <text:h text:style-name="Heading_20_1" text:outline-level="1"><text:soft-page-break/>Schnelle Datenübermittlung</text:h>
      <text:p text:style-name="Text_20_body">Für z.B. Den Segway ist es notwendig, dass die Sensordaten sehr schnell beim NXT sind. Ist der NXT der BT-Master, so kann zwar das Handy (Slave) die Daten schnell senden. Jedoch wird die Verbindung unterbrochen, sobald das Programm auf dem NXT beendet wird. Die App stürzt mit der Zeit ab.</text:p>
      <text:p text:style-name="Text_20_body">Lösungsmöglichkeiten:</text:p>
      <text:list xml:id="list2933634758815838674" text:style-name="L8">
        <text:list-item>
          <text:p text:style-name="P10">Handy ist Master </text:p>
          <text:list>
            <text:list-item>
              <text:p text:style-name="P10">unschön, der NXT (Slave) müsste beim Master Daten holen. Entweder indem er "unrechtmässig" von sich aus aktiv wird, oder durch ein Polling des Masters.</text:p>
            </text:list-item>
          </text:list>
        </text:list-item>
        <text:list-item>
          <text:p text:style-name="P10">Da die App beim Senden der Daten stecken bleibt, könnte man hier ein Timeout definieren. Die neue Verbindung würde dann komplett neu aufgesetzt.</text:p>
        </text:list-item>
      </text:list>
      <text:h text:style-name="Heading_20_1" text:outline-level="1">Beispielprojekte</text:h>
      <text:h text:style-name="Heading_20_2" text:outline-level="2">Segway</text:h>
      <text:p text:style-name="Text_20_body">Es hat sich gezeigt, dass die Daten zwar sehr schnell gelesen werden können, jedoch dauern einige Werte bis über 100ms. Erste Versuche haben gezeigt, dass es schwierig ist den Segway zu stabilisieren. Zudem ist es auch schwer mit dem Gyro-Sensor das Integral für die Winkelposition ohne Drift zu realisieren.</text:p>
      <text:p text:style-name="Text_20_body">Im Moment wird von diesem Projekt abgesehen davon abgesehen.</text:p>
      <text:p text:style-name="Text_20_body"/>
      <text:p text:style-name="Text_20_body">Sensorfusion: Da die Werte aus dem Gyrosensor nicht schnell genug ausgelesen werden könne, könnte eine Lösung realisiert werden, die den Helligkeitssensor verwendet.</text:p>
      <text:p text:style-name="Text_20_body">Helligkeitssensor</text:p>
      <text:list xml:id="list6244641027565393102" text:style-name="L9">
        <text:list-item>
          <text:p text:style-name="P11">sehr schnell</text:p>
        </text:list-item>
        <text:list-item>
          <text:p text:style-name="P11">nur relative Position</text:p>
        </text:list-item>
      </text:list>
      <text:p text:style-name="Text_20_body"/>
      <text:p text:style-name="Text_20_body">Handy</text:p>
      <text:list xml:id="list5197544305237561083" text:style-name="L10">
        <text:list-item>
          <text:p text:style-name="P12">langsam</text:p>
        </text:list-item>
        <text:list-item>
          <text:p text:style-name="P12">absolute Position</text:p>
        </text:list-item>
      </text:list>
      <text:p text:style-name="Text_20_body"/>
      <text:p text:style-name="Text_20_body">Durch das Handy könnte der Helligkeitssensor stetig neu abgeglichen werden.</text:p>
      <text:p text:style-name="Text_20_body">Schnelle Änderungen werden mittels Helligkeitssensor bewältigt. Ändert die Helligkeit im Raum oder die Beschaffenheit des Untergrundes, so wird der Helligkeitssensor neu abgeglichen.</text:p>
      <text:p text:style-name="Text_20_body">Denkbare Probleme:</text:p>
      <text:p text:style-name="Text_20_body">Ändert die Helligkeit sehr schnell so reagiert der Segway sehr rasch darauf. Es könnte zu lange dauren bis die Daten vom Handy ankommen (200ms sind möglich). Hier könnte der Ultraschall-Sensor noch aushelfen. Allenfalls liefert dieser die Daten etwas schneller und kontinuierlicher. Bräuchte es das Handy dann überhaupt noch?</text:p>
      <text:p text:style-name="Text_20_body">Zudem könnte es ein Problem darstellen, wenn die Daten nicht synchron sind.</text:p>
      <text:p text:style-name="Text_20_body"><text:soft-page-break/>Lichtsensor HP-Filtern</text:p>
      <text:p text:style-name="Text_20_body">Kamera zu Kalibrierung von Helligkeitssensor verwenden <text:a xlink:type="simple" xlink:href="http://stackoverflow.com/questions/4738294/android-detect-brightness-amount-of-light-in-phones-surroundings-using-the-c">http://stackoverflow.com/questions/4738294/android-detect-brightness-amount-of-light-in-phones-surroundings-using-the-c</text:a></text:p>
      <text:p text:style-name="Text_20_body"><text:s text:c="4"/>- Set the camera's auto exposure to off, and set exposure compensation to 0</text:p>
      <text:p text:style-name="Text_20_body"><text:s text:c="4"/>- Set capture to lowest quality / size (why bother with more)</text:p>
      <text:p text:style-name="Text_20_body"><text:s text:c="4"/>- Make the preview window as small as possible (maybe you could even set it to invisible and still get a frame to analyze, not sure)</text:p>
      <text:p text:style-name="Text_20_body"><text:s text:c="4"/>- Get an image preview frame, but those are in yuv format so 2.1 and earlier would need an a translator.</text:p>
      <text:p text:style-name="Text_20_body"/>
      <text:p text:style-name="Text_20_body">Im Internet gefundene inverse Pendel haben meist eine Abtastrate tiefer 10ms.</text:p>
      <text:p text:style-name="Text_20_body"/>
      <text:p text:style-name="Text_20_body">Irgendwie brächte man das ganze wohl schon zum laufen, aber so gut wie mit dem Gyrosensor wird es kaum sein.</text:p>
      <text:p text:style-name="Text_20_body"/>
      <text:h text:style-name="Heading_20_2" text:outline-level="2">Bombe</text:h>
      <text:p text:style-name="Text_20_body">Um die App etwas zu pushen, wäre es gut ein bombengute Anwendung zu finden. Der Segway hat sich als nicht realisierbar herausgestellt.</text:p>
      <text:list xml:id="list5316654075395461114" text:style-name="L11">
        <text:list-item>
          <text:p text:style-name="P13">Es darf keine harte Echtzeit notwendig sein</text:p>
        </text:list-item>
        <text:list-item>
          <text:p text:style-name="P13">Es soll nicht nur durchs Handy realisiert werden können. Z.B. Anzeige der Temperatur o.ä.</text:p>
          <text:list>
            <text:list-item>
              <text:p text:style-name="P13">Mechanische Komponente muss vorhanden sein.</text:p>
            </text:list-item>
          </text:list>
        </text:list-item>
        <text:list-item>
          <text:p text:style-name="P13">Eine App, die einen neuen Sensor einführt oder einen teuren Zusatzsensor ersetzt.</text:p>
          <text:list>
            <text:list-item>
              <text:p text:style-name="P13">Kamera etwas tolles erkennen</text:p>
            </text:list-item>
            <text:list-item>
              <text:p text:style-name="P13">Positionssensor z.B. Gyroscope aber ohne Echtzeit</text:p>
            </text:list-item>
            <text:list-item>
              <text:p text:style-name="P13">Wettermännchen das sich die Daten übers Internet holt.</text:p>
            </text:list-item>
          </text:list>
        </text:list-item>
        <text:list-item>
          <text:p text:style-name="P13">Der Roboter Befehle erteilen durch Sprache!! stop, halt, links, rechts</text:p>
          <text:list>
            <text:list-item>
              <text:p text:style-name="P13">Denkbar wäre auch ein Befehl "komm". Danach wird die Umgebung nach der Person abgesucht (Stimme =&gt; Gesicht) und auf die Person zubewegt.</text:p>
            </text:list-item>
            <text:list-item>
              <text:p text:style-name="P13">Implementierung mit Google Spracherkennung oder auch Sphinx</text:p>
            </text:list-item>
            <text:list-item>
              <text:p text:style-name="P13">kontinuierliche Spracherkennung howto? =&gt; erledigt</text:p>
            </text:list-item>
          </text:list>
        </text:list-item>
      </text:list>
      <text:p text:style-name="Text_20_body"/>
      <text:h text:style-name="Heading_20_2" text:outline-level="2">Ballfinder</text:h>
      <text:list xml:id="list8329251035885696126" text:style-name="L12">
        <text:list-item>
          <text:p text:style-name="P14">Bälle im Bild finden</text:p>
        </text:list-item>
        <text:list-item>
          <text:p text:style-name="P14">Farbe bestimmen</text:p>
        </text:list-item>
        <text:list-item>
          <text:p text:style-name="P14">hinfahren zum gewählten Ball</text:p>
        </text:list-item>
      </text:list>
      <text:p text:style-name="Text_20_body"><text:soft-page-break/></text:p>
      <text:p text:style-name="Text_20_body">Gesichter erkennen</text:p>
      <text:p text:style-name="Text_20_body"/>
      <text:p text:style-name="Text_20_body"/>
      <text:p text:style-name="Text_20_body">Kamera Interface</text:p>
      <text:p text:style-name="Text_20_body">first Byte:<text:tab/>CAMERA</text:p>
      <text:p text:style-name="Text_20_body"/>
      <text:p text:style-name="Text_20_body">second Byte:<text:tab/>BACK_CAMERA<text:tab/>0xFF</text:p>
      <text:p text:style-name="Text_20_body"><text:tab/><text:tab/>FRONT_CAMERA<text:tab/>0xFE</text:p>
      <text:p text:style-name="Text_20_body"><text:tab/><text:tab/>CAMERA_INDEX<text:tab/>0x00..0xFD</text:p>
      <text:p text:style-name="Text_20_body"/>
      <text:p text:style-name="Text_20_body">third Byte:<text:tab/>READ =&gt; gefolgt von ACCU_INDEX</text:p>
      <text:p text:style-name="Text_20_body"/>
      <text:p text:style-name="Text_20_body"/>
      <text:p text:style-name="Text_20_body">Picture Accu Interface</text:p>
      <text:p text:style-name="Text_20_body">first Byte:<text:tab/>PICTURE_ACCU</text:p>
      <text:p text:style-name="Text_20_body"/>
      <text:p text:style-name="Text_20_body">second Byte:<text:tab/>ACCU_INDEX</text:p>
      <text:p text:style-name="Text_20_body"/>
      <text:p text:style-name="Text_20_body">third Byte:<text:tab/>SHOW</text:p>
      <text:p text:style-name="Text_20_body"><text:tab/><text:tab/>GET</text:p>
      <text:p text:style-name="Text_20_body"><text:tab/><text:tab/>DITHER</text:p>
      <text:p text:style-name="Text_20_body"><text:tab/><text:tab/>GREYSCALE</text:p>
      <text:p text:style-name="Text_20_body"><text:tab/><text:tab/>FILTER (mit Matrix) =&gt; angehängt height, width, a, b, c, ... <text:tab/></text:p>
      <text:p text:style-name="Text_20_body"/>
      <text:p text:style-name="Text_20_body">Das aufnehmen der Bilder dauert relativ lange (bis mehrere Sekunden). Mögliche Lösungen:</text:p>
      <text:list xml:id="list7394379346055433955" text:style-name="L13">
        <text:list-item>
          <text:p text:style-name="P15">Kameravorschau separat ein- und ausschalten und die Kamera nicht immer erneut öffnen.</text:p>
        </text:list-item>
        <text:list-item>
          <text:p text:style-name="P15">Empfang der Nachrichten auf NXT direkt über BT inputBuffer erledigen.</text:p>
        </text:list-item>
        <text:list-item>
          <text:p text:style-name="P15">Mehrere Befehle auf einmal zum Handy schicken. z.B. Bild aufnehmen und hellsten Punkt suchen.</text:p>
        </text:list-item>
      </text:list>
      <text:p text:style-name="Text_20_body"/>
      <text:p text:style-name="Text_20_body">Werden für die Antworten vom Handy die Mailboxen auf dem NXT verwendet, so kann die BT-Communication stark ausgebremst werden. Ist die Mailbox leer, so wird ein Polling-Telegramm abgesetzt. Dies benötigt viel Zeit (ca. 600ms!!). Werden die Nachrichten direkt aus dem BT-Inbuffer gelesen, fällt dies weg, jedoch muss beachtet werden.</text:p>
      <text:list xml:id="list1575306078347433249" text:style-name="L14">
        <text:list-item>
          <text:p text:style-name="P16">Der Inbuffer wird von mehreren Komponenten verwendet.</text:p>
        </text:list-item>
        <text:list-item>
          <text:p text:style-name="P16">Direkt gelesene Nachrichten werden nicht automatisch aus dem Buffer gelöscht.</text:p>
        </text:list-item>
      </text:list>
      <text:p text:style-name="Text_20_body">Grundsätzlich gibt es zwei Übertragungsmethoden. Entweder wird explizit auf ein <text:soft-page-break/>Antwortelegramm vom Handy gewartet nachdem ein Befehl ans Handy gesendet wurde. Oder das Handy sendet ein Wert nach dem anderen, was schneller ist (<text:span text:style-name="T1">wirklich??</text:span>).</text:p>
      <text:list xml:id="list29620003" text:continue-numbering="true" text:style-name="L14">
        <text:list-item>
          <text:p text:style-name="P16">Wird auf eine Nachricht gewartet, so muss sichergestellt werden, dass nicht versehentlich eine alte Nachricht eingelesen wird. Somit muss vor dem Senden des Befehls der Buffer geprüft werden, ob sich noch eine alte Nachricht darin befindet, die als Antwort interpretiert werden könnte. Ist dies der Fall muss die Nachricht gelöscht werden. InputBufferPtr auf 0 setzen und Buffer löschen.</text:p>
        </text:list-item>
        <text:list-item>
          <text:p text:style-name="P16">Sendet das Handy Nachricht um Nachricht so wird mit einem Timestamp gearbeitet. Die neue Nachricht muss einen aktuelleren Timestamp besitzen.</text:p>
        </text:list-item>
      </text:list>
      <text:p text:style-name="Text_20_body"/>
      <text:h text:style-name="Heading_20_1" text:outline-level="1">V0</text:h>
      <text:p text:style-name="Text_20_body">Die erste Version soll folgende Fähigkeiten haben:</text:p>
      <text:p text:style-name="Text_20_body"/>
      <text:p text:style-name="Text_20_body">Camera</text:p>
      <text:list xml:id="list1063183339661201455" text:style-name="L15">
        <text:list-item>
          <text:p text:style-name="P17">Linefinder</text:p>
        </text:list-item>
        <text:list-item>
          <text:p text:style-name="P17">Brightest Point</text:p>
        </text:list-item>
        <text:list-item>
          <text:p text:style-name="P17">Farbsensor (Mittelwert)</text:p>
        </text:list-item>
      </text:list>
      <text:p text:style-name="Text_20_body"/>
      <text:p text:style-name="Text_20_body">Mikrophon</text:p>
      <text:list xml:id="list4294378505819064624" text:style-name="L16">
        <text:list-item>
          <text:p text:style-name="P18">Lautstärke</text:p>
        </text:list-item>
      </text:list>
      <text:p text:style-name="Text_20_body"/>
      <text:p text:style-name="Text_20_body">Lampe</text:p>
      <text:list xml:id="list2966599954548503347" text:style-name="L17">
        <text:list-item>
          <text:p text:style-name="P19">on/off</text:p>
        </text:list-item>
      </text:list>
      <text:p text:style-name="Text_20_body"/>
      <text:p text:style-name="Text_20_body">Helligkeit</text:p>
      <text:list xml:id="list506940931325717440" text:style-name="L18">
        <text:list-item>
          <text:p text:style-name="P20">Helligkeit (passiv)</text:p>
        </text:list-item>
      </text:list>
      <text:p text:style-name="Text_20_body"/>
      <text:p text:style-name="Text_20_body">Zeit</text:p>
      <text:list xml:id="list6846477550819309599" text:style-name="L19">
        <text:list-item>
          <text:p text:style-name="P21">aktuelle Zeit</text:p>
        </text:list-item>
      </text:list>
      <text:p text:style-name="Text_20_body"/>
      <text:p text:style-name="Text_20_body">Anzeige</text:p>
      <text:list xml:id="list7851267431898189394" text:style-name="L20">
        <text:list-item>
          <text:p text:style-name="P22">Bild anzeigen</text:p>
        </text:list-item>
      </text:list>
      <text:p text:style-name="Text_20_body"/>
      <text:p text:style-name="Text_20_body"/>
      <text:p text:style-name="Text_20_body"/>
      <text:h text:style-name="Heading_20_1" text:outline-level="1"><text:soft-page-break/>Nachfrage</text:h>
      <text:list xml:id="list2857968021669544260" text:style-name="L21">
        <text:list-item>
          <text:p text:style-name="P23">so wie früher Vision Command</text:p>
          <text:list>
            <text:list-item>
              <text:p text:style-name="P23">Kamera Bild unterteilbar in einzelne Bereiche</text:p>
            </text:list-item>
            <text:list-item>
              <text:p text:style-name="P23">in jedem Bereich kann Farbe oder Bewegung detektiert werden.</text:p>
            </text:list-item>
            <text:list-item>
              <text:p text:style-name="P23">Bei komplexen Bearbeitungen ist der Speed wieder ein Problem</text:p>
              <text:list>
                <text:list-item>
                  <text:p text:style-name="P23">Messungen haben gezeigt, dass eine Anfrage im Schnitt ca. 40Ms dauert, wenn auf dem Handy keine Aufwändigen Berechnungen durchgeführt werden müssen.</text:p>
                </text:list-item>
                <text:list-item>
                  <text:p text:style-name="P23">Wird das Bild in z.B. 10 Bereiche unterteilt und jeder auf Bewegung geprüft, so werden für jedes Feld wohl mindestens 2 Anfragen notwendig sein. Dies ergibt eine Mindestzeit von 10*2*40Ms = 800Ms. Hinzu kommt vorallem noch Berechnungszeit. Der Flaschenhals ist aber vor allem Bluetooth, bzw. hier kann Speed herausgeholt werden. =&gt; wird erstmal so gelassen. Allenfalls könnten später mehrere Befehle am Stück gesendet werden. Alle Befehle sollen "RISC-like" ausgelegt werden, also nur eine kleine Aufgabe übernehmen. Somit hoffe ich flexibler zu bleiben für zukünftiges.</text:p>
                </text:list-item>
              </text:list>
            </text:list-item>
          </text:list>
        </text:list-item>
        <text:list-item>
          <text:p text:style-name="P23">Rubikscube farben erkennen</text:p>
          <text:list>
            <text:list-item>
              <text:p text:style-name="P23">Lösbar mit Unterteilung (siehe oben)</text:p>
            </text:list-item>
          </text:list>
        </text:list-item>
        <text:list-item>
          <text:p text:style-name="P23">Farbige Landmarken</text:p>
          <text:list>
            <text:list-item>
              <text:p text:style-name="P23">Lösbar mit Unterteilung (siehe oben)</text:p>
            </text:list-item>
          </text:list>
        </text:list-item>
        <text:list-item>
          <text:p text:style-name="P23">Erkennung von Gegenständen</text:p>
          <text:list>
            <text:list-item>
              <text:p text:style-name="P23">komplex</text:p>
            </text:list-item>
            <text:list-item>
              <text:p text:style-name="P23">wie weit solls gehen?</text:p>
            </text:list-item>
          </text:list>
        </text:list-item>
      </text:list>
      <text:p text:style-name="Text_20_body"/>
      <text:h text:style-name="Heading_20_1" text:outline-level="1">Mitliefern von Api und Doku</text:h>
      <text:p text:style-name="Text_20_body">Um mit der App in Verbindung zu treten, ist Wissen notwendig. Wie wird dies zum User gebrach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4H7M14S</meta:editing-duration>
    <meta:editing-cycles>275</meta:editing-cycles>
    <meta:generator>OpenOffice.org/3.4.1$Win32 OpenOffice.org_project/341m1$Build-9593</meta:generator>
    <dc:date>2013-06-25T09:48:45.01</dc:date>
    <meta:document-statistic meta:table-count="0" meta:image-count="0" meta:object-count="0" meta:page-count="18" meta:paragraph-count="411" meta:word-count="2992" meta:character-count="20171"/>
    <meta:user-defined meta:name="Info 1"/>
    <meta:user-defined meta:name="Info 2"/>
    <meta:user-defined meta:name="Info 3"/>
    <meta:user-defined meta:name="Info 4"/>
  </office:meta>
</office:document-meta>
</file>